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8" style:family="table-cell" style:parent-style-name="Tabela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9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Separador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11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7" style:family="table-cell" style:parent-style-name="Tabela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7 - mens. 08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0 - mens. 09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3 - mens. 10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6 - mens. 11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0 - mens. 12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3 - mens. 0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6 - mens. 0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0 - mens. 03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4-08" calcext:value-type="date">
            <text:p>08/04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4 - mens. 04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8 - mens. 05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2 - mens. 06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7-10" calcext:value-type="date">
            <text:p>10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3])" office:value-type="float" office:value="0" calcext:value-type="float">
            <text:p>-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4">
      <number:text>-</number:text>
      <number:number number:decimal-places="0" number:min-decimal-places="0" number:min-integer-digits="0"/>
      <style:map style:condition="value()&gt;0" style:apply-style-name="N114P0"/>
      <style:map style:condition="value()&lt;0" style:apply-style-name="N114P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29">
      <number:text>(</number:text>
      <number:currency-symbol/>
      <number:text>\,)</number:text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1P0"/>
    </number:number-style>
    <number:time-style style:name="N132">
      <number:minutes number:style="long"/>
      <number:text>:</number:text>
      <number:seconds number:style="long"/>
      <number:text>,</number:text>
    </number:tim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38">
      <number:month number:style="long"/>
      <number:text>/</number:text>
      <number:year number:style="long"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</number:text>
      <number:number number:decimal-places="0" number:min-decimal-places="0" number:min-integer-digits="0"/>
      <number:text>"</number:text>
    </number:number-style>
    <number:currency-style style:name="N14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1P0"/>
    </number:currency-style>
    <number:time-style style:name="N142">
      <number:hours/>
      <number:text>:</number:text>
      <number:minutes number:style="long"/>
      <number:text> </number:text>
      <number:am-pm/>
    </number:time-style>
    <number:date-style style:name="N143">
      <number:month number:textual="true"/>
      <number:text> </number:text>
      <number:year/>
    </number:date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0"/>
      <number:text> </number:text>
      <style:map style:condition="value()&gt;0" style:apply-style-name="N145P0"/>
      <style:map style:condition="value()&lt;0" style:apply-style-name="N145P1"/>
    </number:number-style>
    <number:date-style style:name="N146">
      <number:day number:style="long"/>
      <number:text>. </number:text>
      <number:month number:textual="true"/>
    </number:date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day number:style="long"/>
      <number:text>. </number:text>
      <number:month number:textual="true"/>
      <number:text> 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</number:text>
      <number:month number:style="long"/>
      <number:text>.</number:text>
      <number:year/>
    </number:date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0" number:min-decimal-places="0" number:min-integer-digits="1" number:grouping="true"/>
    </number:number-style>
    <number:number-style style:name="N15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7">
      <number:text>R$-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-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5P0"/>
      <style:map style:condition="value()&lt;0" style:apply-style-name="N165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1:10:11.233000000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1:10:11.2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1:56</meta:creation-date>
    <dc:date>2025-08-12T11:12:12.762000000</dc:date>
    <dc:language>pt-PT</dc:language>
    <meta:editing-cycles>650</meta:editing-cycles>
    <meta:editing-duration>P1DT4H44M49S</meta:editing-duration>
    <meta:print-date>2020-06-16T10:17:24.261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